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ashed" svg:stroke-color="#b2b2b2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.556cm" fo:min-width="2.563cm"/>
    </style:style>
    <style:style style:name="gr8" style:family="graphic" style:parent-style-name="standard">
      <style:graphic-properties draw:stroke="none" draw:stroke-dash="Fine_20_Dashed" svg:stroke-color="#b2b2b2" draw:fill="none" draw:fill-color="#ffffff" draw:textarea-horizontal-align="left" draw:auto-grow-height="true" draw:auto-grow-width="true" fo:min-height="0.556cm" fo:min-width="2.5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7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999999" fo:font-size="14pt" style:font-size-asian="14pt" style:font-size-complex="14pt"/>
    </style:style>
    <style:style style:name="P5" style:family="paragraph">
      <style:text-properties fo:color="#cccccc" fo:font-size="14pt" style:font-size-asian="14pt" style:font-size-complex="14pt"/>
    </style:style>
    <style:style style:name="P6" style:family="paragraph">
      <style:paragraph-properties fo:text-align="center"/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size="14pt" style:font-size-asian="14pt" style:font-size-complex="14pt"/>
    </style:style>
    <style:style style:name="T3" style:family="text">
      <style:text-properties fo:color="#cccccc" fo:font-size="14pt" style:font-size-asian="14pt" style:font-size-complex="14pt"/>
    </style:style>
    <style:style style:name="T4" style:family="text">
      <style:text-properties style:use-window-font-color="true" fo:font-family="Arial" style:font-family-generic="swiss" style:font-pitch="variable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cm" svg:height="2cm" svg:x="14.9cm" svg:y="10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10cm">
          <text:p text:style-name="P1"><text:span text:style-name="T1">XMI sav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10cm">
          <text:p text:style-name="P1"><text:span text:style-name="T1">XMI loa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10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10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10cm">
          <text:p text:style-name="P1"><text:span text:style-name="T1">In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10cm">
          <text:p text:style-name="P1"><text:span text:style-name="T1">Out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1cm" svg:y="6cm">
          <text:p text:style-name="P1"><text:span text:style-name="T1">Inpu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Outpu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2.5cm" svg:y1="10cm" svg:x2="12.5cm" svg:y2="8cm">
          <text:p/>
        </draw:line>
        <draw:frame draw:style-name="gr4" draw:text-style-name="P3" draw:layer="layout" svg:width="3.063cm" svg:height="0.806cm" svg:x="9.337cm" svg:y="8.694cm">
          <draw:text-box>
            <text:p><text:span text:style-name="T1">conformsTo</text:span></text:p>
          </draw:text-box>
        </draw:frame>
        <draw:line draw:style-name="gr3" draw:text-style-name="P1" draw:layer="layout" svg:x1="21.5cm" svg:y1="10cm" svg:x2="21.5cm" svg:y2="8cm">
          <text:p/>
        </draw:line>
        <draw:frame draw:style-name="gr4" draw:text-style-name="P3" draw:layer="layout" svg:width="3.063cm" svg:height="0.806cm" svg:x="21.637cm" svg:y="8.6cm">
          <draw:text-box>
            <text:p><text:span text:style-name="T1">conformsTo</text:span></text:p>
          </draw:text-box>
        </draw:frame>
        <draw:custom-shape draw:style-name="gr1" draw:text-style-name="P2" draw:layer="layout" svg:width="4cm" svg:height="2cm" svg:x="15cm" svg:y="2cm">
          <text:p text:style-name="P1"><text:span text:style-name="T1">Universal</text:span></text:p>
          <text:p text:style-name="P1"><text:span text:style-name="T1">Metameta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5cm" svg:y1="6cm" svg:x2="16cm" svg:y2="4cm">
          <text:p/>
        </draw:line>
        <draw:frame draw:style-name="gr4" draw:text-style-name="P3" draw:layer="layout" svg:width="3.063cm" svg:height="0.806cm" svg:x="11cm" svg:y="4.3cm">
          <draw:text-box>
            <text:p><text:span text:style-name="T1">conformsTo</text:span></text:p>
          </draw:text-box>
        </draw:frame>
        <draw:line draw:style-name="gr3" draw:text-style-name="P1" draw:layer="layout" svg:x1="21.5cm" svg:y1="6cm" svg:x2="18cm" svg:y2="4cm">
          <text:p/>
        </draw:line>
        <draw:frame draw:style-name="gr4" draw:text-style-name="P3" draw:layer="layout" svg:width="3.063cm" svg:height="0.806cm" svg:x="20.037cm" svg:y="4.494cm">
          <draw:text-box>
            <text:p><text:span text:style-name="T1">conformsTo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1cm" svg:height="2cm" svg:x="14.9cm" svg:y="6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6cm">
          <text:p text:style-name="P1"><text:span text:style-name="T1">Extrac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6cm">
          <text:p text:style-name="P1"><text:span text:style-name="T1">Injec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6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6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6cm">
          <text:p text:style-name="P1"><text:span text:style-name="T1">Input</text:span></text:p>
          <text:p text:style-name="P1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Output</text:span></text:p>
          <text:p text:style-name="P1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2cm" svg:x="11cm" svg:y="2cm">
          <text:p text:style-name="P1"><text:span text:style-name="T2">XML</text:span></text:p>
          <text:p text:style-name="P1"><text:span text:style-name="T2">Meta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2cm" svg:x="20cm" svg:y="2cm">
          <text:p text:style-name="P1"><text:span text:style-name="T2">XML</text:span></text:p>
          <text:p text:style-name="P1"><text:span text:style-name="T2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12.5cm" svg:y1="6cm" svg:x2="12.5cm" svg:y2="4cm">
          <text:p/>
        </draw:line>
        <draw:frame draw:style-name="gr7" draw:text-style-name="P5" draw:layer="layout" svg:width="3.063cm" svg:height="0.806cm" svg:x="12.637cm" svg:y="4.6cm">
          <draw:text-box>
            <text:p><text:span text:style-name="T3">conformsTo</text:span></text:p>
          </draw:text-box>
        </draw:frame>
        <draw:line draw:style-name="gr6" draw:text-style-name="P1" draw:layer="layout" svg:x1="21.5cm" svg:y1="6cm" svg:x2="21.5cm" svg:y2="4cm">
          <text:p/>
        </draw:line>
        <draw:frame draw:style-name="gr8" draw:text-style-name="P5" draw:layer="layout" svg:width="3.063cm" svg:height="0.806cm" svg:x="21.637cm" svg:y="4.6cm">
          <draw:text-box>
            <text:p><text:span text:style-name="T3">conformsTo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4.1cm" svg:height="2cm" svg:x="14.9cm" svg:y="10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10cm">
          <text:p text:style-name="P1"><text:span text:style-name="T1">XML sav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10cm">
          <text:p text:style-name="P1"><text:span text:style-name="T1">XML loa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10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10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10cm">
          <text:p text:style-name="P1"><text:span text:style-name="T1">In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10cm">
          <text:p text:style-name="P1"><text:span text:style-name="T1">Out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1cm" svg:y="6cm">
          <text:p text:style-name="P1"><text:span text:style-name="T1">XML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XML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2.5cm" svg:y1="10cm" svg:x2="12.5cm" svg:y2="8cm">
          <text:p/>
        </draw:line>
        <draw:frame draw:style-name="gr4" draw:text-style-name="P3" draw:layer="layout" svg:width="3.063cm" svg:height="0.806cm" svg:x="12.637cm" svg:y="8.6cm">
          <draw:text-box>
            <text:p><text:span text:style-name="T1">conformsTo</text:span></text:p>
          </draw:text-box>
        </draw:frame>
        <draw:line draw:style-name="gr3" draw:text-style-name="P1" draw:layer="layout" svg:x1="21.5cm" svg:y1="10cm" svg:x2="21.5cm" svg:y2="8cm">
          <text:p/>
        </draw:line>
        <draw:frame draw:style-name="gr4" draw:text-style-name="P3" draw:layer="layout" svg:width="3.063cm" svg:height="0.806cm" svg:x="21.637cm" svg:y="8.6cm">
          <draw:text-box>
            <text:p><text:span text:style-name="T1">conformsTo</text:span></text:p>
          </draw:text-box>
        </draw:frame>
        <draw:custom-shape draw:style-name="gr1" draw:text-style-name="P2" draw:layer="layout" svg:width="4cm" svg:height="2cm" svg:x="15cm" svg:y="2cm">
          <text:p text:style-name="P1"><text:span text:style-name="T1">Universal</text:span></text:p>
          <text:p text:style-name="P1"><text:span text:style-name="T1">Metameta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5cm" svg:y1="6cm" svg:x2="16cm" svg:y2="4cm">
          <text:p/>
        </draw:line>
        <draw:frame draw:style-name="gr4" draw:text-style-name="P3" draw:layer="layout" svg:width="3.063cm" svg:height="0.806cm" svg:x="11cm" svg:y="4.3cm">
          <draw:text-box>
            <text:p><text:span text:style-name="T1">conformsTo</text:span></text:p>
          </draw:text-box>
        </draw:frame>
        <draw:line draw:style-name="gr3" draw:text-style-name="P1" draw:layer="layout" svg:x1="21.5cm" svg:y1="6cm" svg:x2="18cm" svg:y2="4cm">
          <text:p/>
        </draw:line>
        <draw:frame draw:style-name="gr4" draw:text-style-name="P3" draw:layer="layout" svg:width="3.063cm" svg:height="0.806cm" svg:x="20.037cm" svg:y="4.494cm">
          <draw:text-box>
            <text:p><text:span text:style-name="T1">conformsTo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4.1cm" svg:height="2cm" svg:x="14.9cm" svg:y="10cm">
          <text:p text:style-name="P1"><text:span text:style-name="T1">transform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24cm" svg:y="10cm">
          <text:p text:style-name="P1"><text:span text:style-name="T1">Text sav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4.1cm" svg:height="2cm" svg:x="5.9cm" svg:y="10cm">
          <text:p text:style-name="P1"><text:span text:style-name="T1">XMI loa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cm" svg:height="2.1cm" svg:x="2cm" svg:y="10cm">
          <text:p text:style-name="P1"><text:span text:style-name="T1">In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.1cm" svg:x="29cm" svg:y="10cm">
          <text:p text:style-name="P1"><text:span text:style-name="T1">Output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cm" svg:height="2cm" svg:x="11cm" svg:y="10cm">
          <text:p text:style-name="P1"><text:span text:style-name="T1">In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10cm">
          <text:p text:style-name="P1"><text:span text:style-name="T1">Output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1cm" svg:y="6cm">
          <text:p text:style-name="P1"><text:span text:style-name="T1">Inpu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0cm" svg:y="6cm">
          <text:p text:style-name="P1"><text:span text:style-name="T1">Text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6cm" svg:x="5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0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4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19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3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9cm" svg:height="0.6cm" svg:x="28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12.5cm" svg:y1="10cm" svg:x2="12.5cm" svg:y2="8cm">
          <text:p/>
        </draw:line>
        <draw:frame draw:style-name="gr4" draw:text-style-name="P3" draw:layer="layout" svg:width="3.063cm" svg:height="0.806cm" svg:x="12.637cm" svg:y="8.6cm">
          <draw:text-box>
            <text:p><text:span text:style-name="T1">conformsTo</text:span></text:p>
          </draw:text-box>
        </draw:frame>
        <draw:line draw:style-name="gr3" draw:text-style-name="P1" draw:layer="layout" svg:x1="21.5cm" svg:y1="10cm" svg:x2="21.5cm" svg:y2="8cm">
          <text:p/>
        </draw:line>
        <draw:frame draw:style-name="gr4" draw:text-style-name="P3" draw:layer="layout" svg:width="3.063cm" svg:height="0.806cm" svg:x="21.637cm" svg:y="8.6cm">
          <draw:text-box>
            <text:p><text:span text:style-name="T1">conformsTo</text:span></text:p>
          </draw:text-box>
        </draw:frame>
        <draw:custom-shape draw:style-name="gr1" draw:text-style-name="P2" draw:layer="layout" svg:width="4cm" svg:height="2cm" svg:x="15cm" svg:y="2cm">
          <text:p text:style-name="P1"><text:span text:style-name="T1">Universal</text:span></text:p>
          <text:p text:style-name="P1"><text:span text:style-name="T1">Metametamode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5cm" svg:y1="6cm" svg:x2="16cm" svg:y2="4cm">
          <text:p/>
        </draw:line>
        <draw:frame draw:style-name="gr4" draw:text-style-name="P3" draw:layer="layout" svg:width="3.063cm" svg:height="0.806cm" svg:x="11cm" svg:y="4.3cm">
          <draw:text-box>
            <text:p><text:span text:style-name="T1">conformsTo</text:span></text:p>
          </draw:text-box>
        </draw:frame>
        <draw:line draw:style-name="gr3" draw:text-style-name="P1" draw:layer="layout" svg:x1="21.5cm" svg:y1="6cm" svg:x2="18cm" svg:y2="4cm">
          <text:p/>
        </draw:line>
        <draw:frame draw:style-name="gr4" draw:text-style-name="P3" draw:layer="layout" svg:width="3.063cm" svg:height="0.806cm" svg:x="20.037cm" svg:y="4.494cm">
          <draw:text-box>
            <text:p><text:span text:style-name="T1">conformsTo</text:span></text:p>
          </draw:text-box>
        </draw:frame>
      </draw:page>
      <draw:page draw:name="page5" draw:style-name="dp1" draw:master-page-name="Default">
        <draw:custom-shape draw:style-name="gr1" draw:text-style-name="P6" draw:layer="layout" svg:width="11.1cm" svg:height="3cm" svg:x="11cm" svg:y="2.1cm">
          <text:p text:style-name="P1"><text:span text:style-name="T4">text := '</text:span><text:span text:style-name="T5">h2(#Precedences). *Precedences*\n'</text:span><text:span text:style-name="T5"><text:line-break/></text:span><text:span text:style-name="T5">prefix := '\n'</text:span><text:span text:style-name="T5"><text:line-break/></text:span><text:span text:style-name="T5">separator := ' &gt; '</text:span><text:span text:style-name="T5"><text:line-break/></text:span><text:span text:style-name="T5">suffix := '\n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1cm" svg:height="1cm" svg:x="2cm" svg:y="7cm">
          <text:p text:style-name="P1"><text:span text:style-name="T4">text := '</text:span><text:span text:style-name="T5">@NAVIGATION@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1cm" svg:x="9cm" svg:y="7cm">
          <text:p text:style-name="P1"><text:span text:style-name="T4">text := '</text:span><text:span text:style-name="T5">@UNARY@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1cm" svg:x="27cm" svg:y="7cm">
          <text:p text:style-name="P1"><text:span text:style-name="T4">text := '</text:span><text:span text:style-name="T5">@IMPLIES@'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6cm" svg:height="1cm" svg:x="21.4cm" svg:y="7cm">
          <text:p text:style-name="P1"><text:span text:style-name="T4">text := '</text:span><text:span text:style-name="T5">@XOR@'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67cm" svg:height="2.618cm" svg:x="14.333cm" svg:y="5.582cm">
          <draw:text-box>
            <text:p><text:span text:style-name="T6">...</text:span></text:p>
          </draw:text-box>
        </draw:frame>
        <draw:custom-shape draw:style-name="gr1" draw:text-style-name="P6" draw:layer="layout" svg:width="3.7cm" svg:height="1cm" svg:x="16.7cm" svg:y="7cm">
          <text:p text:style-name="P1"><text:span text:style-name="T4">text := '</text:span><text:span text:style-name="T5">@OR@'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cm" svg:y1="5.1cm" svg:x2="12.1cm" svg:y2="7cm">
          <text:p/>
        </draw:line>
        <draw:line draw:style-name="gr3" draw:text-style-name="P1" draw:layer="layout" svg:x1="21cm" svg:y1="5.1cm" svg:x2="28.4cm" svg:y2="7cm">
          <text:p/>
        </draw:line>
        <draw:line draw:style-name="gr3" draw:text-style-name="P1" draw:layer="layout" svg:x1="12.001cm" svg:y1="5.102cm" svg:x2="6.101cm" svg:y2="7.002cm">
          <text:p/>
        </draw:line>
        <draw:line draw:style-name="gr3" draw:text-style-name="P1" draw:layer="layout" svg:x1="19cm" svg:y1="5.1cm" svg:x2="22.9cm" svg:y2="7cm">
          <text:p/>
        </draw:line>
        <draw:line draw:style-name="gr3" draw:text-style-name="P1" draw:layer="layout" svg:x1="17.1cm" svg:y1="5.1cm" svg:x2="18.4cm" svg:y2="7cm">
          <text:p/>
        </draw:line>
        <draw:line draw:style-name="gr3" draw:text-style-name="P1" draw:layer="layout" svg:x1="15.6cm" svg:y1="5.1cm" svg:x2="15.5cm" svg:y2="7.4cm">
          <text:p/>
        </draw:line>
        <draw:frame draw:style-name="gr10" draw:text-style-name="P3" draw:layer="layout" svg:width="2.238cm" svg:height="0.806cm" svg:x="5cm" svg:y="5.994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10.2cm" svg:y="6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18.362cm" svg:y="6.094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22.562cm" svg:y="6.1cm">
          <draw:text-box>
            <text:p><text:span text:style-name="T1">children</text:span></text:p>
          </draw:text-box>
        </draw:frame>
        <draw:frame draw:style-name="gr10" draw:text-style-name="P3" draw:layer="layout" svg:width="2.238cm" svg:height="0.806cm" svg:x="28cm" svg:y="5.994cm">
          <draw:text-box>
            <text:p><text:span text:style-name="T1">childr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Willink</meta:initial-creator>
    <meta:creation-date>2016-07-24T16:21:25.38</meta:creation-date>
    <dc:date>2018-10-10T15:22:48.51</dc:date>
    <dc:creator>Edward Willink</dc:creator>
    <meta:editing-duration>P3DT11H33S</meta:editing-duration>
    <meta:editing-cycles>16</meta:editing-cycles>
    <meta:generator>OpenOffice/4.1.5$Win32 OpenOffice.org_project/415m1$Build-9789</meta:generator>
    <meta:document-statistic meta:object-count="109"/>
  </office:meta>
</office:document-meta>
</file>